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5.884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6.6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3.734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4.501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8.994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373cm"/>
    </style:style>
    <style:style style:name="co15" style:family="table-column">
      <style:table-column-properties fo:break-before="auto" style:column-width="9.567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lx_socpeople.geocod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fk_pay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_label</text:p>
          </table:table-cell>
          <table:table-cell table:style-name="ce2" office:value-type="string" calcext:value-type="string">
            <text:p>llx_socpeople_extrafields</text:p>
          </table:table-cell>
          <table:table-cell office:value-type="string" calcext:value-type="string">
            <text:p>result_score</text:p>
          </table:table-cell>
          <table:table-cell office:value-type="string" calcext:value-type="string">
            <text:p>result_score_next</text:p>
          </table:table-cell>
          <table:table-cell office:value-type="string" calcext:value-type="string">
            <text:p>result_type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result_housenumber</text:p>
          </table:table-cell>
          <table:table-cell office:value-type="string" calcext:value-type="string">
            <text:p>result_name</text:p>
          </table:table-cell>
          <table:table-cell office:value-type="string" calcext:value-type="string">
            <text:p>result_street</text:p>
          </table:table-cell>
          <table:table-cell office:value-type="string" calcext:value-type="string">
            <text:p>result_postcode</text:p>
          </table:table-cell>
          <table:table-cell office:value-type="string" calcext:value-type="string">
            <text:p>result_city</text:p>
          </table:table-cell>
          <table:table-cell office:value-type="string" calcext:value-type="string">
            <text:p>result_context</text:p>
          </table:table-cell>
          <table:table-cell office:value-type="string" calcext:value-type="string">
            <text:p>result_citycode</text:p>
          </table:table-cell>
          <table:table-cell office:value-type="string" calcext:value-type="string">
            <text:p>result_oldcitycode</text:p>
          </table:table-cell>
          <table:table-cell office:value-type="string" calcext:value-type="string">
            <text:p>result_oldcity</text:p>
          </table:table-cell>
          <table:table-cell office:value-type="string" calcext:value-type="string">
            <text:p>result_district</text:p>
          </table:table-cell>
          <table:table-cell office:value-type="string" calcext:value-type="string">
            <text:p>result_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, rue des places</text:p>
          </table:table-cell>
          <table:table-cell office:value-type="float" office:value="87800" calcext:value-type="float">
            <text:p>87800</text:p>
          </table:table-cell>
          <table:table-cell office:value-type="string" calcext:value-type="string">
            <text:p>ST HILAIRE LES PL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644856</text:p>
          </table:table-cell>
          <table:table-cell office:value-type="string" calcext:value-type="string">
            <text:p>1.157773</text:p>
          </table:table-cell>
          <table:table-cell office:value-type="string" calcext:value-type="string">
            <text:p>11 Rue des Places 87800 Saint-Hilaire-les-Places</text:p>
          </table:table-cell>
          <table:table-cell table:formula="of:=IF([.F2]&lt;&gt;0;&quot;insert into &quot;&amp;[.$I$1]&amp;&quot; (fk_object,lat,lon,geocaddress) values (&quot;&amp;[.A2]&amp;&quot;,&quot;&amp;[.F2]&amp;&quot;,&quot;&amp;[.G2]&amp;&quot;,'&quot;&amp;SUBSTITUTE([.H2];&quot;'&quot;;&quot;\'&quot;)&amp;&quot;') on duplicate key update lat=&quot;&amp;[.F2]&amp;&quot;,lon=&quot;&amp;[.G2]&amp;&quot;,geocaddress='&quot;&amp;SUBSTITUTE([.H2];&quot;'&quot;;&quot;\'&quot;)&amp;&quot;';&quot;;&quot;&quot;)" office:value-type="string" office:string-value="insert into llx_socpeople_extrafields (fk_object,lat,lon,geocaddress) values (1,45.644856,1.157773,'11 Rue des Places 87800 Saint-Hilaire-les-Places') on duplicate key update lat=45.644856,lon=1.157773,geocaddress='11 Rue des Places 87800 Saint-Hilaire-les-Places';" calcext:value-type="string">
            <text:p>insert into llx_socpeople_extrafields (fk_object,lat,lon,geocaddress) values (1,45.644856,1.157773,'11 Rue des Places 87800 Saint-Hilaire-les-Places') on duplicate key update lat=45.644856,lon=1.157773,geocaddress='11 Rue des Places 87800 Saint-Hilaire-les-Places';</text:p>
          </table:table-cell>
          <table:table-cell office:value-type="string" calcext:value-type="string">
            <text:p>0.8526739393939394</text:p>
          </table:table-cell>
          <table:table-cell office:value-type="string" calcext:value-type="string">
            <text:p>0.6559440259740259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87150_0063_00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Rue des Places</text:p>
          </table:table-cell>
          <table:table-cell office:value-type="string" calcext:value-type="string">
            <text:p>Rue des Places</text:p>
          </table:table-cell>
          <table:table-cell office:value-type="float" office:value="87800" calcext:value-type="float">
            <text:p>87800</text:p>
          </table:table-cell>
          <table:table-cell office:value-type="string" calcext:value-type="string">
            <text:p>Saint-Hilaire-les-Places</text:p>
          </table:table-cell>
          <table:table-cell office:value-type="string" calcext:value-type="string">
            <text:p>87, Haute-Vienne, Nouvelle-Aquitaine</text:p>
          </table:table-cell>
          <table:table-cell office:value-type="float" office:value="87150" calcext:value-type="float">
            <text:p>87150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IF([.F3]&lt;&gt;0;&quot;insert into &quot;&amp;[.$I$1]&amp;&quot; (fk_object,lat,lon,geocaddress) values (&quot;&amp;[.A3]&amp;&quot;,&quot;&amp;[.F3]&amp;&quot;,&quot;&amp;[.G3]&amp;&quot;,'&quot;&amp;SUBSTITUTE([.H3];&quot;'&quot;;&quot;\'&quot;)&amp;&quot;') on duplicate key update lat=&quot;&amp;[.F3]&amp;&quot;,lon=&quot;&amp;[.G3]&amp;&quot;,geocaddress='&quot;&amp;SUBSTITUTE([.H3];&quot;'&quot;;&quot;\'&quot;)&amp;&quot;';&quot;;&quot;&quot;)">
            <text:p/>
          </table:table-cell>
          <table:table-cell table:number-columns-repeated="14"/>
          <table:table-cell office:value-type="string" calcext:value-type="string">
            <text:p>skipp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 GROS <text:s/>CHATEAU SAINT LO</text:p>
          </table:table-cell>
          <table:table-cell/>
          <table:table-cell office:value-type="string" calcext:value-type="string">
            <text:p>SAINT PEY D'ARM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858462</text:p>
          </table:table-cell>
          <table:table-cell office:value-type="string" calcext:value-type="string">
            <text:p>-0.110177</text:p>
          </table:table-cell>
          <table:table-cell office:value-type="string" calcext:value-type="string">
            <text:p>2 Lieu Dit Gros 33330 Saint-Pey-d'Armens</text:p>
          </table:table-cell>
          <table:table-cell table:formula="of:=IF([.F4]&lt;&gt;0;&quot;insert into &quot;&amp;[.$I$1]&amp;&quot; (fk_object,lat,lon,geocaddress) values (&quot;&amp;[.A4]&amp;&quot;,&quot;&amp;[.F4]&amp;&quot;,&quot;&amp;[.G4]&amp;&quot;,'&quot;&amp;SUBSTITUTE([.H4];&quot;'&quot;;&quot;\'&quot;)&amp;&quot;') on duplicate key update lat=&quot;&amp;[.F4]&amp;&quot;,lon=&quot;&amp;[.G4]&amp;&quot;,geocaddress='&quot;&amp;SUBSTITUTE([.H4];&quot;'&quot;;&quot;\'&quot;)&amp;&quot;';&quot;;&quot;&quot;)" office:value-type="string" office:string-value="insert into llx_socpeople_extrafields (fk_object,lat,lon,geocaddress) values (3,44.858462,-0.110177,'2 Lieu Dit Gros 33330 Saint-Pey-d\'Armens') on duplicate key update lat=44.858462,lon=-0.110177,geocaddress='2 Lieu Dit Gros 33330 Saint-Pey-d\'Armens';" calcext:value-type="string">
            <text:p>insert into llx_socpeople_extrafields (fk_object,lat,lon,geocaddress) values (3,44.858462,-0.110177,'2 Lieu Dit Gros 33330 Saint-Pey-d\'Armens') on duplicate key update lat=44.858462,lon=-0.110177,geocaddress='2 Lieu Dit Gros 33330 Saint-Pey-d\'Armens';</text:p>
          </table:table-cell>
          <table:table-cell office:value-type="string" calcext:value-type="string">
            <text:p>0.552000077369439</text:p>
          </table:table-cell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33459_rnsr9t_0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Lieu Dit Gros</text:p>
          </table:table-cell>
          <table:table-cell office:value-type="string" calcext:value-type="string">
            <text:p>Lieu Dit Gros</text:p>
          </table:table-cell>
          <table:table-cell office:value-type="float" office:value="33330" calcext:value-type="float">
            <text:p>33330</text:p>
          </table:table-cell>
          <table:table-cell office:value-type="string" calcext:value-type="string">
            <text:p>Saint-Pey-d'Armens</text:p>
          </table:table-cell>
          <table:table-cell office:value-type="string" calcext:value-type="string">
            <text:p>33, Gironde, Nouvelle-Aquitaine</text:p>
          </table:table-cell>
          <table:table-cell office:value-type="float" office:value="33459" calcext:value-type="float">
            <text:p>33459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 rue Philippe Lebon</text:p>
          </table:table-cell>
          <table:table-cell office:value-type="float" office:value="87280" calcext:value-type="float">
            <text:p>87280</text:p>
          </table:table-cell>
          <table:table-cell office:value-type="string" calcext:value-type="string">
            <text:p>LIMO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879332</text:p>
          </table:table-cell>
          <table:table-cell office:value-type="string" calcext:value-type="string">
            <text:p>1.27709</text:p>
          </table:table-cell>
          <table:table-cell office:value-type="string" calcext:value-type="string">
            <text:p>11 rue Philippe Lebon 87280 Limoges</text:p>
          </table:table-cell>
          <table:table-cell table:formula="of:=IF([.F5]&lt;&gt;0;&quot;insert into &quot;&amp;[.$I$1]&amp;&quot; (fk_object,lat,lon,geocaddress) values (&quot;&amp;[.A5]&amp;&quot;,&quot;&amp;[.F5]&amp;&quot;,&quot;&amp;[.G5]&amp;&quot;,'&quot;&amp;SUBSTITUTE([.H5];&quot;'&quot;;&quot;\'&quot;)&amp;&quot;') on duplicate key update lat=&quot;&amp;[.F5]&amp;&quot;,lon=&quot;&amp;[.G5]&amp;&quot;,geocaddress='&quot;&amp;SUBSTITUTE([.H5];&quot;'&quot;;&quot;\'&quot;)&amp;&quot;';&quot;;&quot;&quot;)" office:value-type="string" office:string-value="insert into llx_socpeople_extrafields (fk_object,lat,lon,geocaddress) values (4,45.879332,1.27709,'11 rue Philippe Lebon 87280 Limoges') on duplicate key update lat=45.879332,lon=1.27709,geocaddress='11 rue Philippe Lebon 87280 Limoges';" calcext:value-type="string">
            <text:p>insert into llx_socpeople_extrafields (fk_object,lat,lon,geocaddress) values (4,45.879332,1.27709,'11 rue Philippe Lebon 87280 Limoges') on duplicate key update lat=45.879332,lon=1.27709,geocaddress='11 rue Philippe Lebon 87280 Limoges';</text:p>
          </table:table-cell>
          <table:table-cell office:value-type="string" calcext:value-type="string">
            <text:p>0.9676390909090908</text:p>
          </table:table-cell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87085_2972_00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rue Philippe Lebon</text:p>
          </table:table-cell>
          <table:table-cell office:value-type="string" calcext:value-type="string">
            <text:p>rue Philippe Lebon</text:p>
          </table:table-cell>
          <table:table-cell office:value-type="float" office:value="87280" calcext:value-type="float">
            <text:p>87280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87, Haute-Vienne, Nouvelle-Aquitaine</text:p>
          </table:table-cell>
          <table:table-cell office:value-type="float" office:value="87085" calcext:value-type="float">
            <text:p>87085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 table:number-rows-repeated="1048570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3T11:07:23.015897421</dc:date>
    <dc:creator>Vincent MAURY</dc:creator>
    <meta:editing-duration>PT26M17S</meta:editing-duration>
    <meta:editing-cycles>4</meta:editing-cycles>
    <meta:generator>LibreOffice/7.3.7.2$Linux_X86_64 LibreOffice_project/30$Build-2</meta:generator>
    <meta:document-statistic meta:table-count="1" meta:cell-count="88" meta:object-count="0"/>
  </office:meta>
</office:document-meta>
</file>